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Open Sans" svg:font-family="'Open Sans'"/>
    <style:font-face style:name="inherit" svg:font-family="inherit"/>
    <style:font-face style:name="sans-serif" svg:font-family="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9">
      <style:text-properties fo:font-variant="normal" fo:text-transform="none" fo:color="#000000" style:font-name="Liberation Serif" fo:font-size="12pt" fo:letter-spacing="normal" fo:font-style="normal" fo:font-weight="normal" officeooo:paragraph-rsid="001c10d2" style:font-size-asian="12pt" style:font-size-complex="12pt"/>
    </style:style>
    <style:style style:name="P2" style:family="paragraph" style:parent-style-name="Text_20_body" style:list-style-name="L10">
      <style:text-properties officeooo:paragraph-rsid="001c10d2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>
      <style:text-properties officeooo:rsid="0011ca30" officeooo:paragraph-rsid="0011ca30"/>
    </style:style>
    <style:style style:name="P6" style:family="paragraph" style:parent-style-name="Standard" style:list-style-name="L3">
      <style:text-properties officeooo:rsid="00130cbd" officeooo:paragraph-rsid="00130cbd"/>
    </style:style>
    <style:style style:name="P7" style:family="paragraph" style:parent-style-name="Standard" style:list-style-name="L4">
      <style:text-properties officeooo:rsid="001378f2" officeooo:paragraph-rsid="001378f2"/>
    </style:style>
    <style:style style:name="P8" style:family="paragraph" style:parent-style-name="Standard" style:list-style-name="L5">
      <style:text-properties officeooo:rsid="0014b7b8" officeooo:paragraph-rsid="0014b7b8"/>
    </style:style>
    <style:style style:name="P9" style:family="paragraph" style:parent-style-name="Standard">
      <style:text-properties officeooo:paragraph-rsid="0014b7b8"/>
    </style:style>
    <style:style style:name="P10" style:family="paragraph" style:parent-style-name="Standard">
      <style:text-properties officeooo:rsid="0016eec6" officeooo:paragraph-rsid="0016eec6"/>
    </style:style>
    <style:style style:name="P11" style:family="paragraph" style:parent-style-name="Standard">
      <style:text-properties officeooo:rsid="00182328" officeooo:paragraph-rsid="00182328"/>
    </style:style>
    <style:style style:name="P12" style:family="paragraph" style:parent-style-name="Standard" style:list-style-name="L6">
      <style:text-properties officeooo:rsid="00182328" officeooo:paragraph-rsid="00182328"/>
    </style:style>
    <style:style style:name="P13" style:family="paragraph" style:parent-style-name="Standard">
      <style:text-properties officeooo:rsid="00192dd7" officeooo:paragraph-rsid="00192dd7"/>
    </style:style>
    <style:style style:name="P14" style:family="paragraph" style:parent-style-name="Standard" style:list-style-name="L7">
      <style:text-properties officeooo:paragraph-rsid="00192dd7"/>
    </style:style>
    <style:style style:name="P15" style:family="paragraph" style:parent-style-name="Standard">
      <style:text-properties officeooo:paragraph-rsid="00192dd7"/>
    </style:style>
    <style:style style:name="P16" style:family="paragraph" style:parent-style-name="Standard">
      <style:text-properties officeooo:rsid="001a68d1" officeooo:paragraph-rsid="001a68d1"/>
    </style:style>
    <style:style style:name="P17" style:family="paragraph" style:parent-style-name="Standard" style:list-style-name="L6">
      <style:text-properties fo:color="#669900" officeooo:rsid="00182328" officeooo:paragraph-rsid="00182328"/>
    </style:style>
    <style:style style:name="P18" style:family="paragraph" style:parent-style-name="Standard">
      <style:text-properties fo:color="#000000" style:font-name="Liberation Serif" fo:font-size="12pt" officeooo:paragraph-rsid="0014b7b8" style:font-size-asian="12pt" style:font-size-complex="12pt"/>
    </style:style>
    <style:style style:name="P19" style:family="paragraph" style:parent-style-name="Standard">
      <style:text-properties fo:color="#000000" style:font-name="Liberation Serif" fo:font-size="12pt" officeooo:rsid="001c10d2" officeooo:paragraph-rsid="001c10d2" style:font-size-asian="12pt" style:font-size-complex="12pt"/>
    </style:style>
    <style:style style:name="P20" style:family="paragraph" style:parent-style-name="Standard">
      <style:text-properties officeooo:rsid="001db04a" officeooo:paragraph-rsid="0014b7b8"/>
    </style:style>
    <style:style style:name="P21" style:family="paragraph" style:parent-style-name="Standard">
      <style:text-properties officeooo:rsid="00204f7f" officeooo:paragraph-rsid="00204f7f"/>
    </style:style>
    <style:style style:name="P22" style:family="paragraph" style:parent-style-name="Standard" style:list-style-name="L12">
      <style:text-properties officeooo:rsid="00204f7f" officeooo:paragraph-rsid="00204f7f"/>
    </style:style>
    <style:style style:name="P23" style:family="paragraph" style:parent-style-name="Standard" style:list-style-name="L11">
      <style:text-properties officeooo:paragraph-rsid="00204f7f"/>
    </style:style>
    <style:style style:name="P24" style:family="paragraph" style:parent-style-name="Standard" style:list-style-name="L11">
      <style:text-properties officeooo:rsid="00206c4f" officeooo:paragraph-rsid="00206c4f"/>
    </style:style>
    <style:style style:name="T1" style:family="text">
      <style:text-properties officeooo:rsid="000f1cb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78f2" style:font-weight-asian="bold" style:font-weight-complex="bold"/>
    </style:style>
    <style:style style:name="T4" style:family="text">
      <style:text-properties fo:font-weight="bold" officeooo:rsid="00192dd7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0fedc9" style:font-weight-asian="bold" style:font-weight-complex="bold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bold" officeooo:rsid="00130cbd" style:font-style-asian="normal" style:font-weight-asian="bold" style:font-style-complex="normal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30cbd" style:font-weight-asian="normal" style:font-weight-complex="normal"/>
    </style:style>
    <style:style style:name="T10" style:family="text">
      <style:text-properties officeooo:rsid="001378f2"/>
    </style:style>
    <style:style style:name="T11" style:family="text">
      <style:text-properties officeooo:rsid="0014b7b8"/>
    </style:style>
    <style:style style:name="T12" style:family="text">
      <style:text-properties officeooo:rsid="0015b137"/>
    </style:style>
    <style:style style:name="T1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14" style:family="text">
      <style:text-properties officeooo:rsid="00192dd7"/>
    </style:style>
    <style:style style:name="T15" style:family="text">
      <style:text-properties officeooo:rsid="001a9af9"/>
    </style:style>
    <style:style style:name="T16" style:family="text">
      <style:text-properties fo:color="#7e0021"/>
    </style:style>
    <style:style style:name="T17" style:family="text">
      <style:text-properties fo:color="#7e0021" officeooo:rsid="0014b7b8"/>
    </style:style>
    <style:style style:name="T18" style:family="text">
      <style:text-properties fo:color="#7e0021" fo:font-weight="bold" style:font-weight-asian="bold" style:font-weight-complex="bold"/>
    </style:style>
    <style:style style:name="T19" style:family="text">
      <style:text-properties fo:color="#7e0021" fo:font-weight="bold" officeooo:rsid="0014b7b8" style:font-weight-asian="bold" style:font-weight-complex="bold"/>
    </style:style>
    <style:style style:name="T20" style:family="text">
      <style:text-properties officeooo:rsid="00206c4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E</text:span>xplica<text:span text:style-name="T1">r la </text:span><text:s/>Generació<text:span text:style-name="T1">n</text:span> Automática de Persist<text:span text:style-name="T1">e</text:span>ncia. </text:p>
      <text:list xml:id="list3518567997553745479" text:style-name="L1">
        <text:list-item>
          <text:p text:style-name="P3">en qué consiste</text:p>
        </text:list-item>
        <text:list-item>
          <text:p text:style-name="P3">en qué casos <text:span text:style-name="T1">e</text:span>s útil</text:p>
        </text:list-item>
        <text:list-item>
          <text:p text:style-name="P3">requisit<text:span text:style-name="T1">o</text:span>s que han de satisf<text:span text:style-name="T1">ac</text:span>er <text:span text:style-name="T1">estas herramientas</text:span></text:p>
        </text:list-item>
        <text:list-item>
          <text:p text:style-name="P3">problem<text:span text:style-name="T1">a</text:span>s que presenta esta estrat<text:span text:style-name="T1">e</text:span>gia</text:p>
        </text:list-item>
        <text:list-item>
          <text:p text:style-name="P3">etc. </text:p>
        </text:list-item>
      </text:list>
      <text:p text:style-name="Standard"/>
      <text:p text:style-name="Standard"><text:span text:style-name="T15">E</text:span>xplicar tamb<text:span text:style-name="T1">i</text:span>é<text:span text:style-name="T1">n</text:span> qué <text:span text:style-name="T1">quiere</text:span> d<text:span text:style-name="T1">ec</text:span>ir ORM</text:p>
      <text:list xml:id="list765368438864838184" text:style-name="L2">
        <text:list-item>
          <text:p text:style-name="P4">la s<text:span text:style-name="T1">u</text:span> problemática i utili<text:span text:style-name="T1">d</text:span>a<text:span text:style-name="T1">d</text:span></text:p>
        </text:list-item>
        <text:list-item>
          <text:p text:style-name="P4">to<text:span text:style-name="T1">do</text:span>s <text:span text:style-name="T1">los</text:span> tem<text:span text:style-name="T1">a</text:span>s relaciona<text:span text:style-name="T1">do</text:span>s que consideré<text:span text:style-name="T1">is</text:span> interesant<text:span text:style-name="T1">e</text:span>s.</text:p>
        </text:list-item>
      </text:list>
      <text:p text:style-name="Standard"/>
      <text:p text:style-name="Standard"><text:line-break/><text:span text:style-name="T5">ORM (Object-Rational mapping)</text:span></text:p>
      <text:p text:style-name="P5"/>
      <text:p text:style-name="P5">Técnica para convertir datos entre “<text:span text:style-name="T6">sistemas </text:span><text:span text:style-name="T7">de tipos</text:span> orientados a objetos” incompatibles.</text:p>
      <text:p text:style-name="P5"/>
      <text:list xml:id="list6604265055761048561" text:style-name="L3">
        <text:list-item>
          <text:p text:style-name="P6"><text:span text:style-name="T2">Sistema de tipos</text:span>: modo en que un lenguaje de programación clasifica los valores, los manipula <text:span text:style-name="T10">y el modo en que éstos</text:span> interactúan.</text:p>
        </text:list-item>
      </text:list>
      <text:p text:style-name="P5"/>
      <text:p text:style-name="P5">Esto crea una <text:span text:style-name="T2">base de datos </text:span><text:span text:style-name="T3">orientada a</text:span><text:span text:style-name="T2"> objetos</text:span><text:span text:style-name="T8"> virtual que puede </text:span><text:span text:style-name="T9">ser usado por un lenguaje de programación.</text:span></text:p>
      <text:p text:style-name="P5"><text:span text:style-name="T9"/></text:p>
      <text:list xml:id="list3033639994094128846" text:style-name="L4">
        <text:list-item>
          <text:p text:style-name="P7"><text:span text:style-name="T2">Base de datos orientada a objetos</text:span>: BD en la que la información se presenta mediante objetos de un lenguaje de programación</text:p>
        </text:list-item>
      </text:list>
      <text:p text:style-name="Standard"/>
      <text:p text:style-name="P9"/>
      <text:p text:style-name="P9"/>
      <text:p text:style-name="P9"><text:span text:style-name="T11">En la programación orientada-a-objetos (OO), las tareas actúan sobre objetos OO (</text:span><text:span text:style-name="T17">suelen ser valores no-</text:span><text:span text:style-name="T19">escalares</text:span><text:span text:style-name="T11">).</text:span></text:p>
      <text:p text:style-name="P9"/>
      <text:list xml:id="list5250060249916331" text:style-name="L5">
        <text:list-item>
          <text:p text:style-name="P8"><text:span text:style-name="T2">Escalar</text:span>: localización de memoria asociada con un nombre simbólico (identificador) que contiene una cantidad de información <text:span text:style-name="T12">referenciada como valor: integer, string, etc...</text:span></text:p>
        </text:list-item>
      </text:list>
      <text:p text:style-name="P9"/>
      <text:p text:style-name="P10">Sin embargo, la mayoría de productos de bases de datos, únicamente pueden guardar y manipular <text:span text:style-name="T16">valores </text:span><text:span text:style-name="T18">escalares</text:span> en sus tablas.</text:p>
      <text:p text:style-name="P11">Posibles soluciones:</text:p>
      <text:list xml:id="list2852920777625315820" text:style-name="L6">
        <text:list-item>
          <text:p text:style-name="P17">El programador convierte los valores de los objetos en grupos de valores más sencillos para poder guardarlos en la base de datos (y volver a convertirlos al recuperarlos de la misma).</text:p>
        </text:list-item>
        <text:list-item>
          <text:p text:style-name="P12">Utilizar valores <text:span text:style-name="T2">escalares</text:span> sencillos en su programa.</text:p>
        </text:list-item>
      </text:list>
      <text:p text:style-name="P9"/>
      <text:p text:style-name="P13"/>
      <text:p text:style-name="P13"/>
      <text:p text:style-name="P13">El problema está en traducir las representaciones lógicas de los objetos a formas automatizadas que puedan ser almacenadas en una base de datos, a la vez que preserven:</text:p>
      <text:list xml:id="list3734127259907271360" text:style-name="L7">
        <text:list-item>
          <text:p text:style-name="P14"><text:span text:style-name="T14">las </text:span><text:span text:style-name="T4">propiedades</text:span><text:span text:style-name="T14"> del objeto</text:span></text:p>
        </text:list-item>
        <text:list-item>
          <text:p text:style-name="P14"><text:span text:style-name="T14">sus </text:span><text:span text:style-name="T4">relaciones</text:span><text:span text:style-name="T14"> </text:span></text:p>
        </text:list-item>
      </text:list>
      <text:p text:style-name="P15"><text:span text:style-name="T14">para cuando sean recuperadas de la base de datos como los objetos que necesitan ser.</text:span></text:p>
      <text:p text:style-name="P16">Si se consiguen implementar las funciones de guardado y de recuperación, se dice que los objetos son <text:span text:style-name="T2">persistentes</text:span>.</text:p>
      <text:p text:style-name="P9"/>
      <text:p text:style-name="P9"/>
      <text:p text:style-name="P20"><text:soft-page-break/>Utilidad:</text:p>
      <text:p text:style-name="P21">Puede usar Sistemas de Gestión de Bases de Datos OO (OODBMS):</text:p>
      <text:list xml:id="list3419120380282704043" text:style-name="L12">
        <text:list-item>
          <text:p text:style-name="P22">elimina la necesidad de la conversión de <text:span text:style-name="T20">los </text:span>datos de/a SQL</text:p>
        </text:list-item>
      </text:list>
      <text:p text:style-name="P21"/>
      <text:p text:style-name="P21">Puede usar bases de datos orientadas a la documentación (BD XML): </text:p>
      <text:list xml:id="list6838903634285416547" text:style-name="L11">
        <text:list-item>
          <text:p text:style-name="P23"><text:span text:style-name="T20">más flexibilidad modelando datos</text:span></text:p>
        </text:list-item>
        <text:list-item>
          <text:p text:style-name="P24">evita tener que “triturar” los objetos en filas</text:p>
        </text:list-item>
      </text:list>
      <text:p text:style-name="P21"/>
      <text:p text:style-name="P20"/>
      <text:p text:style-name="P18"/>
      <text:p text:style-name="P19">Sus principales características son:</text:p>
      <text:p text:style-name="P18"/>
      <text:list xml:id="list4225644923990290874" text:style-name="L10">
        <text:list-item>
          <text:p text:style-name="P2"><text:span text:style-name="T13">Agilidad en el desarrollo software.</text:span></text:p>
        </text:list-item>
      </text:list>
      <text:list xml:id="list2829343617083231856" text:style-name="L9">
        <text:list-item>
          <text:p text:style-name="P1">Son usados de manera mayoritaria en sistemas de Bases de Datos SQL.</text:p>
        </text:list-item>
        <text:list-item>
          <text:p text:style-name="P1">Mantenimiento y reutilización de código.</text:p>
        </text:list-item>
        <text:list-item>
          <text:p text:style-name="P1">Encapsulación de datos: se mantiene la integridad de los datos ocultando su estado o el de los datos miembro de un objeto, de forma que sólo se permite su modificación a través de los métodos definidos para dicho objeto.</text:p>
        </text:list-item>
      </text:list>
      <text:p text:style-name="P18"/>
      <text:p text:style-name="P1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Open Sans" svg:font-family="'Open Sans'"/>
    <style:font-face style:name="inherit" svg:font-family="inherit"/>
    <style:font-face style:name="sans-serif" svg:font-family="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7T16:06:34.810980000</meta:creation-date>
    <dc:date>2014-11-28T12:52:49.162316000</dc:date>
    <meta:editing-duration>PT1H17M17S</meta:editing-duration>
    <meta:editing-cycles>10</meta:editing-cycles>
    <meta:generator>LibreOffice/4.3.4.1$MacOSX_x86 LibreOffice_project/bc356b2f991740509f321d70e4512a6a54c5f243</meta:generator>
    <meta:document-statistic meta:table-count="0" meta:image-count="0" meta:object-count="0" meta:page-count="2" meta:paragraph-count="36" meta:word-count="418" meta:character-count="2552" meta:non-whitespace-character-count="2185"/>
  </office:meta>
</office:document-meta>
</file>